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26pt" officeooo:paragraph-rsid="000dcaed" style:font-size-asian="26pt" style:font-size-complex="26pt"/>
    </style:style>
    <style:style style:name="P2" style:family="paragraph" style:parent-style-name="Standard">
      <style:text-properties style:font-name="Calibri" fo:font-size="13pt" style:font-size-asian="13pt" style:font-size-complex="13pt"/>
    </style:style>
    <style:style style:name="P3" style:family="paragraph" style:parent-style-name="Standard">
      <style:text-properties style:font-name="Calibri" fo:font-size="13pt" officeooo:paragraph-rsid="000dcaed" style:font-size-asian="13pt" style:font-size-complex="13pt"/>
    </style:style>
    <style:style style:name="P4" style:family="paragraph" style:parent-style-name="Table_20_Contents">
      <style:text-properties style:font-name="Calibri" fo:font-size="13pt" officeooo:rsid="000dcaed" officeooo:paragraph-rsid="000dcaed" style:font-size-asian="13pt" style:font-size-complex="13pt"/>
    </style:style>
    <style:style style:name="P5" style:family="paragraph" style:parent-style-name="Standard">
      <style:paragraph-properties fo:line-height="115%"/>
      <style:text-properties style:font-name="Calibri" fo:font-size="13pt" fo:letter-spacing="0.018cm" style:text-underline-style="dot-dash" style:text-underline-width="auto" style:text-underline-color="font-color" style:font-size-asian="13pt" style:font-size-complex="13pt"/>
    </style:style>
    <style:style style:name="P6" style:family="paragraph" style:parent-style-name="Standard">
      <style:text-properties style:font-name="Calibri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Calibri"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115%"/>
      <style:text-properties style:font-name="Calibri" fo:font-size="18pt" fo:letter-spacing="0.018cm" style:text-underline-style="dot-dash" style:text-underline-width="auto" style:text-underline-color="font-color" style:font-size-asian="18pt" style:font-size-complex="18pt"/>
    </style:style>
    <style:style style:name="P9" style:family="paragraph" style:parent-style-name="Standard">
      <style:text-properties style:font-name="Calibri" fo:font-size="18pt" fo:letter-spacing="0.018cm" style:text-underline-style="dot-dash" style:text-underline-width="auto" style:text-underline-color="font-color" style:font-size-asian="18pt" style:font-size-complex="18pt"/>
    </style:style>
    <style:style style:name="P10" style:family="paragraph" style:parent-style-name="Standard">
      <style:text-properties style:font-name="Calibri" fo:font-size="18pt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26pt" officeooo:rsid="000d725e" officeooo:paragraph-rsid="000dcaed" style:font-size-asian="26pt" style:font-size-complex="26pt"/>
    </style:style>
    <style:style style:name="P12" style:family="paragraph" style:parent-style-name="Standard" style:list-style-name="L1">
      <style:text-properties style:font-name="Calibri" fo:font-weight="bold" officeooo:paragraph-rsid="000f70ce" style:font-weight-asian="bold" style:font-weight-complex="bold"/>
    </style:style>
    <style:style style:name="P13" style:family="paragraph" style:parent-style-name="Standard" style:list-style-name="L3">
      <style:text-properties style:font-name="Calibri"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 style:list-style-name="L2"/>
    <style:style style:name="T1" style:family="text">
      <style:text-properties officeooo:rsid="000d725e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0f70ce" style:font-size-asian="13pt" style:font-size-complex="13pt"/>
    </style:style>
    <style:style style:name="T4" style:family="text">
      <style:text-properties officeooo:rsid="000f70c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etter-spacing="0.018cm" style:text-underline-style="dot-dash" style:text-underline-width="auto" style:text-underline-color="font-color"/>
    </style:style>
    <style:style style:name="T7" style:family="text">
      <style:text-properties officeooo:rsid="0010ee1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écifications Techniques </text:p>
      <text:p text:style-name="P11">Portfolio Alix Hennion</text:p>
      <text:p text:style-name="P2"/>
      <text:p text:style-name="P3"><text:s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Projet <text:span text:style-name="T1">12</text:span></text:p>
          </table:table-cell>
          <table:table-cell table:style-name="Tableau1.B1" office:value-type="string">
            <text:p text:style-name="P3">Nom du Projet: <text:span text:style-name="T1">Portfolio Alix Hennion</text:span></text:p>
          </table:table-cell>
        </table:table-row>
      </table:table>
      <text:p text:style-name="P3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3">Version:</text:p>
          </table:table-cell>
          <table:table-cell table:style-name="Tableau2.A1" office:value-type="string">
            <text:p text:style-name="P3">Auteur: </text:p>
          </table:table-cell>
          <table:table-cell table:style-name="Tableau2.A1" office:value-type="string">
            <text:p text:style-name="P3">Date: </text:p>
          </table:table-cell>
          <table:table-cell table:style-name="Tableau2.D1" office:value-type="string">
            <text:p text:style-name="P4">Nombre collaborateur </text:p>
          </table:table-cell>
        </table:table-row>
        <table:table-row>
          <table:table-cell table:style-name="Tableau2.A2" office:value-type="string">
            <text:p text:style-name="P3"><text:s/>1.0</text:p>
          </table:table-cell>
          <table:table-cell table:style-name="Tableau2.A2" office:value-type="string">
            <text:p text:style-name="P3">Hennion Alix</text:p>
          </table:table-cell>
          <table:table-cell table:style-name="Tableau2.A2" office:value-type="string">
            <text:p text:style-name="P3">18/<text:span text:style-name="T1">12</text:span>/2023</text:p>
          </table:table-cell>
          <table:table-cell table:style-name="Tableau2.D2" office:value-type="string">
            <text:p text:style-name="P4">0</text:p>
          </table:table-cell>
        </table:table-row>
      </table:table>
      <text:p text:style-name="P2"/>
      <text:p text:style-name="P2">---</text:p>
      <text:p text:style-name="P5"/>
      <text:p text:style-name="P8"><text:s/>I. Choix technologiques <text:s text:c="92"/></text:p>
      <text:p text:style-name="P2"/>
      <text:list text:style-name="L1">
        <text:list-item>
          <text:p text:style-name="P12"><text:span text:style-name="T2">Choix <text:s/></text:span><text:span text:style-name="T3">de </text:span><text:span text:style-name="T2">React.js pour le développement Frontend :</text:span></text:p>
        </text:list-item>
      </text:list>
      <text:p text:style-name="P2"/>
      <text:p text:style-name="P2"/>
      <text:p text:style-name="P6">1. Facilité de développement:</text:p>
      <text:p text:style-name="P2"><text:s text:c="3"/>- React.js offre une conception modulaire basée sur des composants réutilisables, simplifiant la création d'interfaces interactives.</text:p>
      <text:p text:style-name="P2"><text:s text:c="3"/>- La modularité favorise la collaboration et accélère le développement de fonctionnalités.</text:p>
      <text:p text:style-name="P2"/>
      <text:p text:style-name="P6">2. Performances optimales:</text:p>
      <text:p text:style-name="P2"><text:s text:c="3"/>- La stratégie de rendu virtuel et de mise à jour sélective minimise les mises à jour coûteuses du DOM, assurant une expérience utilisateur fluide.</text:p>
      <text:p text:style-name="P2"/>
      <text:p text:style-name="P6">3. Maintenance simplifiée:</text:p>
      <text:p text:style-name="P2"><text:s text:c="3"/>- La conception basée sur des composants autonomes facilite la maintenance, les tests unitaires, et les modifications futures.</text:p>
      <text:p text:style-name="P2"/>
      <text:p text:style-name="P6">4. Communauté étendue:</text:p>
      <text:p text:style-name="P2"><text:s text:c="3"/>- React.js bénéficie d'une communauté active, offrant des ressources, didacticiels, et composants open source.</text:p>
      <text:p text:style-name="P2"/>
      <text:p text:style-name="P6">5. Modernité et succès avéré:</text:p>
      <text:p text:style-name="P2"><text:s text:c="3"/>- Utilisé par des géants comme Facebook, Instagram, et WhatsApp, témoignant de sa pertinence et de sa modernité.</text:p>
      <text:p text:style-name="P2"/>
      <text:p text:style-name="P6">6. Avantage compétitif:</text:p>
      <text:p text:style-name="P2"><text:s text:c="3"/>- Renforce la crédibilité du projet en tant que solution moderne, innovante, et adoptée par les leaders du secteur.</text:p>
      <text:p text:style-name="P2"/>
      <text:p text:style-name="P2"><text:soft-page-break/></text:p>
      <text:p text:style-name="P9"><text:s/>II. Liens avec le Back-end <text:s text:c="89"/></text:p>
      <text:p text:style-name="P2"/>
      <text:p text:style-name="P10"><text:s/><text:span text:style-name="T6">III. Préconisations concernant le domaine <text:s text:c="41"/></text:span></text:p>
      <text:p text:style-name="P2"/>
      <text:p text:style-name="P2">- Nom du domaine:P<text:span text:style-name="T4">ortfolio-Alix-Hennion</text:span></text:p>
      <text:p text:style-name="P2"/>
      <text:p text:style-name="P2">- Adresses e-mail: Contact@<text:span text:style-name="T4">Portfolio-alix-hennion</text:span>.com</text:p>
      <text:p text:style-name="P2"/>
      <text:p text:style-name="P2">---</text:p>
      <text:p text:style-name="P2"/>
      <text:p text:style-name="P10"><text:s/><text:span text:style-name="T6">IV. Accessibilité <text:s text:c="105"/></text:span></text:p>
      <text:p text:style-name="P2"/>
      <text:p text:style-name="P2">- Compatibilité navigateur: Chrome, Safari, Firefox</text:p>
      <text:p text:style-name="P2">- Types d'appareils: Principalement pour les appareils de bureau</text:p>
      <text:p text:style-name="P2">- Taille maximum 1440 pixels en responsive design format desktop: Garantit une expérience optimale sur des écrans de grande taille.</text:p>
      <text:p text:style-name="P2"/>
      <text:p text:style-name="P2">---</text:p>
      <text:p text:style-name="P2"/>
      <text:p text:style-name="P10"><text:s/><text:span text:style-name="T6">V. Services tiers <text:s text:c="103"/></text:span></text:p>
      <text:p text:style-name="P10"/>
      <text:list text:style-name="L2">
        <text:list-item>
          <text:p text:style-name="P14"><text:s/><text:span text:style-name="T5">Principaux services tiers:</text:span></text:p>
        </text:list-item>
      </text:list>
      <text:p text:style-name="P2"/>
      <text:p text:style-name="P6">1. <text:span text:style-name="T7">weather</text:span> AP<text:span text:style-name="T7">P</text:span>:</text:p>
      <text:p text:style-name="P2"><text:s text:c="3"/>- </text:p>
      <text:p text:style-name="P2"/>
      <text:p text:style-name="P6">2. Font Awesome:</text:p>
      <text:p text:style-name="P2"><text:s text:c="3"/>- Intégration d'icônes modernes pour améliorer l'interface utilisateur.</text:p>
      <text:p text:style-name="P2"/>
      <text:p text:style-name="P6">3. :</text:p>
      <text:p text:style-name="P2"><text:s text:c="3"/>- </text:p>
      <text:p text:style-name="P2"/>
      <text:p text:style-name="P6">4. :</text:p>
      <text:p text:style-name="P2"><text:s text:c="3"/>- </text:p>
      <text:p text:style-name="P2"/>
      <text:p text:style-name="P6">5. :</text:p>
      <text:p text:style-name="P2"><text:s text:c="3"/>- </text:p>
      <text:p text:style-name="P2"/>
      <text:p text:style-name="P6">6. :</text:p>
      <text:p text:style-name="P2"><text:s text:c="3"/>- </text:p>
      <text:p text:style-name="P2"/>
      <text:p text:style-name="P2">---</text:p>
      <text:p text:style-name="P2"/>
      <text:p text:style-name="P10"><text:soft-page-break/><text:s/></text:p>
      <text:p text:style-name="P10"><text:s/><text:span text:style-name="T6">VII. Maintenance du site et futures mises à jour <text:s text:c="56"/></text:span></text:p>
      <text:p text:style-name="P2"/>
      <text:list text:style-name="L3">
        <text:list-item>
          <text:p text:style-name="P13"><text:s/>Maintenance en continu:</text:p>
        </text:list-item>
      </text:list>
      <text:p text:style-name="P2"/>
      <text:p text:style-name="P6">- Surveillance proactive:</text:p>
      <text:p text:style-name="P2"><text:s text:c="2"/>- Outils avancés de surveillance pour la performance, la disponibilité, et la sécurité.</text:p>
      <text:p text:style-name="P2"/>
      <text:p text:style-name="P6">- Correction réactive de bugs:</text:p>
      <text:p text:style-name="P2"><text:s text:c="2"/>- Procédure solide pour signaler, suivre et résoudre les bugs après le lancement.</text:p>
      <text:p text:style-name="P2"/>
      <text:p text:style-name="P7">1- Sécurité renforcée:</text:p>
      <text:p text:style-name="P2"/>
      <text:p text:style-name="P6">- Mises à jour régulières:</text:p>
      <text:p text:style-name="P2"><text:s text:c="2"/>- Mises à jour fréquentes de tous les composants logiciels pour maintenir un niveau de sécurité élevé.</text:p>
      <text:p text:style-name="P2"/>
      <text:p text:style-name="P7">1- Optimisation des performances:</text:p>
      <text:p text:style-name="P2"/>
      <text:p text:style-name="P6">- Surveillance et ajustement:</text:p>
      <text:p text:style-name="P2"><text:s text:c="2"/>- Surveillance constante pour identifier les zones d'amélioration et garantir une expérience utilisateur rapide et fluide.</text:p>
      <text:p text:style-name="P7"/>
      <text:p text:style-name="P7">1- Planification des mises à jour futures:</text:p>
      <text:p text:style-name="P7"/>
      <text:p text:style-name="P6">- Ajout de nouvelles fonctionnalités:</text:p>
      <text:p text:style-name="P2"><text:s text:c="2"/>- Intégration des retours utilisateurs et évolutions de l'industrie pour répondre aux besoins émergents.</text:p>
      <text:p text:style-name="P2"/>
      <text:p text:style-name="P6">- Évolution du design:</text:p>
      <text:p text:style-name="P2"><text:s text:c="2"/>- Maintien et mise à jour du design pour refléter les tendances actuelles.</text:p>
      <text:p text:style-name="P2"/>
      <text:p text:style-name="P6">- Compatibilité continue:</text:p>
      <text:p text:style-name="P2"><text:s text:c="2"/>- Assurer la compatibilité avec les nouvelles technologies, navigateurs et appareils.</text:p>
      <text:p text:style-name="P2"/>
      <text:p text:style-name="P6">- Amélioration de l'expérience utilisateur:</text:p>
      <text:p text:style-name="P2"><text:s text:c="2"/>- Utilisation des retours utilisateurs pour des améliorations continues.</text:p>
      <text:p text:style-name="P2"/>
      <text:p text:style-name="P6">- Gestion des mises à jour:</text:p>
      <text:p text:style-name="P2"><text:s text:c="2"/>- Planification structurée, sauvegardes régulières, communication transparente, plan de retour en arrière en cas de problèmes majeurs. Le site sera versionné sur GitHub avec des commits réguliers 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31T01:59:58.761000000</meta:creation-date>
    <meta:generator>LibreOffice/7.6.2.1$Windows_X86_64 LibreOffice_project/56f7684011345957bbf33a7ee678afaf4d2ba333</meta:generator>
    <dc:date>2024-01-03T09:45:46.619000000</dc:date>
    <meta:editing-duration>PT33M44S</meta:editing-duration>
    <meta:editing-cycles>7</meta:editing-cycles>
    <meta:document-statistic meta:table-count="2" meta:image-count="0" meta:object-count="0" meta:page-count="3" meta:paragraph-count="78" meta:word-count="472" meta:character-count="3748" meta:non-whitespace-character-count="2785"/>
  </office:meta>
</office:document-meta>
</file>